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ite à mon accident du travail du 03/02/2021 je me suis retrouver clouer au lit pendant presque une année, Ducoup pour passer mon temps je n'avais que mon ordi, je me suis donc amuser sur la plate-forme Wordpress a construire un site pour des amis <text:s/>www.gstsu.com .</text:p>
      <text:p text:style-name="Standard">on novembre 2021 le médecin m'informe que je ne pourrai plus reprendre mon travail Ducoup je me retrouve a pole emploi et handicaper.</text:p>
      <text:p text:style-name="Standard">avec le temps j'ai appris que l'on peut toujours être utile et me suis engager dan une conversion professionnel, reste a trouvé le métier.</text:p>
      <text:p text:style-name="Standard">c'est tout naturellement que je me suis orienter vers mon passe temps quand j'étais bloquer au lit.</text:p>
      <text:p text:style-name="Standard">on cherchant un peu sur le net je suis tomber sur plein de site mais mon fils qui a un master en data m'a orienter vers votre éco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02T14:21:56.19</meta:creation-date>
    <meta:editing-duration>PT2H55M59S</meta:editing-duration>
    <meta:editing-cycles>2</meta:editing-cycles>
    <meta:generator>OpenOffice/4.1.7$Win32 OpenOffice.org_project/417m1$Build-9800</meta:generator>
    <meta:initial-creator>azed oume</meta:initial-creator>
    <meta:document-statistic meta:table-count="0" meta:image-count="0" meta:object-count="0" meta:page-count="1" meta:paragraph-count="5" meta:word-count="139" meta:character-count="767"/>
    <dc:date>2022-12-02T17:33:29.16</dc:date>
    <dc:creator>azed oume</dc:creator>
  </office:meta>
</office:document-meta>
</file>